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fd" officeooo:paragraph-rsid="0005b9fd"/>
    </style:style>
    <style:style style:name="P2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3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4" style:family="paragraph" style:parent-style-name="Standard">
      <style:text-properties fo:font-weight="bold" officeooo:rsid="00086ae7" officeooo:paragraph-rsid="00086ae7" style:font-weight-asian="bold" style:font-weight-complex="bold"/>
    </style:style>
    <style:style style:name="P5" style:family="paragraph" style:parent-style-name="Standard">
      <style:text-properties fo:font-weight="bold" officeooo:rsid="000930ec" officeooo:paragraph-rsid="000930ec" style:font-weight-asian="bold" style:font-weight-complex="bold"/>
    </style:style>
    <style:style style:name="P6" style:family="paragraph" style:parent-style-name="Standard">
      <style:text-properties officeooo:rsid="000df8f3" officeooo:paragraph-rsid="000df8f3"/>
    </style:style>
    <style:style style:name="P7" style:family="paragraph" style:parent-style-name="Standard">
      <style:text-properties fo:font-weight="normal" officeooo:rsid="000df8f3" officeooo:paragraph-rsid="000df8f3" style:font-weight-asian="normal" style:font-weight-complex="normal"/>
    </style:style>
    <style:style style:name="T1" style:family="text">
      <style:text-properties officeooo:rsid="00093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text:span text:style-name="T1">1. </text:span>20 Points Narrative Description]</text:p>
      <text:p text:style-name="P1"/>
      <text:p text:style-name="P1">File A</text:p>
      <text:p text:style-name="P1"/>
      <text:p text:style-name="P1">File B</text:p>
      <text:p text:style-name="P1"/>
      <text:p text:style-name="P1">File C</text:p>
      <text:p text:style-name="P1"/>
      <text:p text:style-name="P2">[<text:span text:style-name="T1">2. </text:span>10 Points Narrative to design a database schema]</text:p>
      <text:p text:style-name="P1"/>
      <text:p text:style-name="P1">Tables, Attributes, Data Types, Primary and Foreign Keys</text:p>
      <text:p text:style-name="P1"/>
      <text:p text:style-name="P6">&lt;&lt;&lt; Screenshot from Excel &gt;&gt;&gt;</text:p>
      <text:p text:style-name="P1"/>
      <text:p text:style-name="P3">[<text:span text:style-name="T1">3. </text:span>15 Points Example of each table]</text:p>
      <text:p text:style-name="P3"/>
      <text:p text:style-name="P7">&lt;&lt;&lt; Screenshot from Excel &gt;&gt;&gt;</text:p>
      <text:p text:style-name="P3"/>
      <text:p text:style-name="P4">[<text:span text:style-name="T1">4. </text:span>30 Points Process for creating the database schema and tables. Describe decisions]</text:p>
      <text:p text:style-name="P4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36:55.039515659</meta:creation-date>
    <dc:date>2020-09-02T09:41:06.511923101</dc:date>
    <meta:editing-duration>PT4M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8" meta:character-count="342" meta:non-whitespace-character-count="294"/>
  </office:meta>
</office:document-meta>
</file>